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BB8000008CAEC19C9C5.jpg" manifest:media-type="image/jpe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 loext:decorative="false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loext:decorative="false"/>
    </style:style>
    <style:style style:name="gr3" style:family="graphic" style:parent-style-name="standard">
      <style:graphic-properties draw:stroke="none" draw:fill="solid" draw:fill-color="#729fcf" loext:decorative="false"/>
    </style:style>
    <style:style style:name="gr4" style:family="graphic" style:parent-style-name="standard">
      <style:graphic-properties draw:stroke="solid" svg:stroke-width="0cm" svg:stroke-color="#3465a4" draw:stroke-linejoin="round" svg:stroke-linecap="butt" draw:fill="none" loext:decorative="false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1.907cm" fo:padding-top="0cm" fo:padding-bottom="0cm" fo:padding-left="0cm" fo:padding-right="0cm" loext:decorative="false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2.013cm" fo:padding-top="0cm" fo:padding-bottom="0cm" fo:padding-left="0cm" fo:padding-right="0cm" loext:decorative="false"/>
      <style:paragraph-properties style:writing-mode="lr-tb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none"/>
    </style:style>
    <style:style style:name="P3" style:family="paragraph">
      <loext:graphic-properties draw:fill="solid" draw:fill-color="#729fcf"/>
    </style:style>
    <style:style style:name="P4" style:family="paragraph">
      <style:paragraph-properties fo:text-align="start" style:writing-mode="lr-tb"/>
    </style:style>
    <style:style style:name="P5" style:family="paragraph">
      <loext:graphic-properties draw:fill="none"/>
      <style:text-properties fo:font-size="18pt" style:font-size-asian="18pt" style:font-size-complex="18pt"/>
    </style:style>
    <style:style style:name="T1" style:family="text">
      <style:text-properties fo:color="#0369a3" loext:opacity="100%" style:font-name="Liberation Sans" fo:font-size="18pt" fo:font-weight="normal" style:font-name-asian="Liberation Sans" style:font-size-asian="18pt" style:font-weight-asian="normal" style:font-name-complex="Liberation Sans" style:font-size-complex="1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9.998cm" svg:height="12.999cm" svg:x="0cm" svg:y="0cm" svg:viewBox="0 0 9999 13000" draw:points="0,0 9999,0 9999,13000 0,13000">
          <text:p/>
        </draw:polygon>
        <draw:frame draw:style-name="gr2" draw:text-style-name="P2" draw:layer="layout" svg:width="17.232cm" svg:height="12.927cm" svg:x="-3.428cm" svg:y="0.071cm">
          <draw:image xlink:href="Pictures/1000000000000BB8000008CAEC19C9C5.jpg" xlink:type="simple" xlink:show="embed" xlink:actuate="onLoad" draw:mime-type="image/jpeg">
            <text:p/>
          </draw:image>
        </draw:frame>
        <draw:path draw:style-name="gr3" draw:text-style-name="P3" draw:layer="layout" svg:width="0.165cm" svg:height="0.165cm" svg:x="3.402cm" svg:y="11.87cm" svg:viewBox="0 0 166 166" svg:d="M166 83c0 15-5 29-12 42-6 12-17 23-29 30-15 7-29 11-43 11-15 0-29-4-41-11s-23-18-31-30c-7-13-10-27-10-42s3-29 10-42c8-12 19-23 31-30s26-11 41-11c14 0 28 4 43 11 12 7 23 18 29 30 7 13 12 27 12 42z">
          <text:p/>
        </draw:path>
        <draw:path draw:style-name="gr4" draw:text-style-name="P2" draw:layer="layout" svg:width="0.165cm" svg:height="0.165cm" svg:x="3.402cm" svg:y="11.87cm" svg:viewBox="0 0 166 166" svg:d="M166 83c0 15-5 29-12 42-6 12-17 23-29 30-15 7-29 11-43 11-15 0-29-4-41-11s-23-18-31-30c-7-13-10-27-10-42s3-29 10-42c8-12 19-23 31-30s26-11 41-11c14 0 28 4 43 11 12 7 23 18 29 30 7 13 12 27 12 42z">
          <text:p/>
        </draw:path>
        <draw:path draw:style-name="gr3" draw:text-style-name="P3" draw:layer="layout" svg:width="0.165cm" svg:height="0.165cm" svg:x="3.313cm" svg:y="12.113cm" svg:viewBox="0 0 166 166" svg:d="M166 82c0 15-3 30-10 43-8 12-19 23-31 30s-26 11-40 11c-15 0-29-4-44-11-12-7-23-18-29-30-7-13-12-28-12-43 0-14 5-28 12-41 6-12 17-23 29-30 15-7 29-11 44-11 14 0 28 4 40 11s23 18 31 30c7 13 10 27 10 41z">
          <text:p/>
        </draw:path>
        <draw:path draw:style-name="gr4" draw:text-style-name="P2" draw:layer="layout" svg:width="0.165cm" svg:height="0.165cm" svg:x="3.313cm" svg:y="12.113cm" svg:viewBox="0 0 166 166" svg:d="M166 82c0 15-3 30-10 43-8 12-19 23-31 30s-26 11-40 11c-15 0-29-4-44-11-12-7-23-18-29-30-7-13-12-28-12-43 0-14 5-28 12-41 6-12 17-23 29-30 15-7 29-11 44-11 14 0 28 4 40 11s23 18 31 30c7 13 10 27 10 41z">
          <text:p/>
        </draw:path>
        <draw:frame draw:style-name="gr5" draw:text-style-name="P5" draw:layer="layout" svg:width="1.907cm" svg:height="0.712cm" svg:x="1.294cm" svg:y="11.845cm">
          <draw:text-box>
            <text:p text:style-name="P4"><text:span text:style-name="T1">Malmö</text:span></text:p>
          </draw:text-box>
        </draw:frame>
        <draw:frame draw:style-name="gr6" draw:text-style-name="P5" draw:layer="layout" svg:width="2.013cm" svg:height="0.712cm" svg:x="3.615cm" svg:y="11.379cm">
          <draw:text-box>
            <text:p text:style-name="P4"><text:span text:style-name="T1">Vavihill</text:span></text:p>
          </draw:text-box>
        </draw:frame>
        <draw:path draw:style-name="gr4" draw:text-style-name="P2" draw:layer="layout" svg:width="0.165cm" svg:height="0.165cm" svg:x="3.402cm" svg:y="11.87cm" svg:viewBox="0 0 166 166" svg:d="M166 83c0 15-5 29-12 42-6 12-17 23-29 30-15 7-29 11-43 11-15 0-29-4-41-11s-23-18-31-30c-7-13-10-27-10-42s3-29 10-42c8-12 19-23 31-30s26-11 41-11c14 0 28 4 43 11 12 7 23 18 29 30 7 13 12 27 12 42z">
          <text:p/>
        </draw:path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10cm" fo:page-height="1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5-14T11:48:07.565922934</dc:date>
    <meta:editing-duration>PT3M48S</meta:editing-duration>
    <meta:editing-cycles>2</meta:editing-cycles>
    <meta:generator>LibreOffice/24.2.7.2$Linux_X86_64 LibreOffice_project/420$Build-2</meta:generator>
    <meta:document-statistic meta:object-count="9"/>
  </office:meta>
</office:document-meta>
</file>